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opacity="100%" draw:fill-color="#45dadf" draw:textarea-horizontal-align="justify" draw:textarea-vertical-align="middle" draw:auto-grow-height="false" fo:min-height="10.648cm" fo:min-width="4.429cm" draw:shadow="visible" draw:shadow-color="#111111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</style:style>
    <style:style style:name="gr9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P1" style:family="paragraph">
      <style:paragraph-properties fo:text-align="center"/>
    </style:style>
    <style:style style:name="P2" style:family="paragraph">
      <loext:graphic-properties draw:fill-color="#45dadf"/>
      <style:paragraph-properties fo:text-align="center"/>
      <style:text-properties style:font-name="Liberation Sans" fo:font-size="18pt" style:letter-kerning="true" style:font-name-asian="AR PL SungtiL GB" style:font-size-asian="18pt" style:font-name-complex="FreeSans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font-name="Liberation Sans" fo:font-size="18pt" style:letter-kerning="true" style:font-name-asian="AR PL SungtiL GB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61cm" svg:height="11.43cm" svg:x="4.039cm" svg:y="1.319cm">
          <draw:glue-point draw:id="4" svg:x="-4.999cm" svg:y="-3.888cm"/>
          <draw:glue-point draw:id="5" svg:x="-4.999cm" svg:y="-3.444cm"/>
          <text:p text:style-name="P1"><text:span text:style-name="T1">IOB-2ES-MP3-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1.736cm" svg:y1="2.595cm" svg:x2="4.04cm" svg:y2="2.591cm" draw:end-shape="id1" draw:end-glue-point="4" svg:d="M1736 2595h901v-4h1403" svg:viewBox="0 0 2305 5">
          <text:p/>
        </draw:connector>
        <draw:connector draw:style-name="gr2" draw:text-style-name="P3" draw:layer="layout" svg:x1="1.726cm" svg:y1="3.1cm" svg:x2="4.04cm" svg:y2="3.098cm" draw:end-shape="id1" draw:end-glue-point="5" svg:d="M1726 3100h906v-2h1408" svg:viewBox="0 0 2315 3">
          <text:p/>
        </draw:connector>
        <draw:frame draw:style-name="gr3" draw:text-style-name="P4" draw:layer="layout" svg:width="1.277cm" svg:height="0.962cm" svg:x="0.366cm" svg:y="2.1cm">
          <draw:text-box>
            <text:p>clk</text:p>
          </draw:text-box>
        </draw:frame>
        <draw:frame draw:style-name="gr4" draw:text-style-name="P4" draw:layer="layout" svg:width="1.209cm" svg:height="0.962cm" svg:x="0.417cm" svg:y="2.589cm">
          <draw:text-box>
            <text:p>rst</text:p>
          </draw:text-box>
        </draw:frame>
        <draw:connector draw:style-name="gr5" draw:text-style-name="P3" draw:layer="layout" svg:x1="1.736cm" svg:y1="5.095cm" svg:x2="4.04cm" svg:y2="5.091cm" svg:d="M1736 5095h1152v-4h1152" svg:viewBox="0 0 2305 5">
          <text:p/>
        </draw:connector>
        <draw:connector draw:style-name="gr5" draw:text-style-name="P3" draw:layer="layout" svg:x1="1.726cm" svg:y1="6.6cm" svg:x2="4.04cm" svg:y2="6.598cm" svg:d="M1726 6600h1157v-2h1157" svg:viewBox="0 0 2315 3">
          <text:p/>
        </draw:connector>
        <draw:frame draw:style-name="gr6" draw:text-style-name="P4" draw:layer="layout" svg:width="1.806cm" svg:height="0.962cm" svg:x="0.167cm" svg:y="4.6cm">
          <draw:text-box>
            <text:p>I2S1</text:p>
          </draw:text-box>
        </draw:frame>
        <draw:frame draw:style-name="gr6" draw:text-style-name="P4" draw:layer="layout" svg:width="1.806cm" svg:height="0.962cm" svg:x="0.167cm" svg:y="6.1cm">
          <draw:text-box>
            <text:p>I2S2</text:p>
          </draw:text-box>
        </draw:frame>
        <draw:frame draw:style-name="gr6" draw:text-style-name="P4" draw:layer="layout" svg:width="1.806cm" svg:height="0.962cm" svg:x="0.167cm" svg:y="4.6cm">
          <draw:text-box>
            <text:p>I2S1</text:p>
          </draw:text-box>
        </draw:frame>
        <draw:connector draw:style-name="gr5" draw:text-style-name="P3" draw:layer="layout" svg:x1="1.727cm" svg:y1="9.2cm" svg:x2="4.041cm" svg:y2="9.198cm" svg:d="M1727 9200h1157v-2h1157" svg:viewBox="0 0 2315 3">
          <text:p/>
        </draw:connector>
        <draw:frame draw:style-name="gr7" draw:text-style-name="P4" draw:layer="layout" svg:width="1.526cm" svg:height="0.962cm" svg:x="0.168cm" svg:y="8.7cm">
          <draw:text-box>
            <text:p>SPI</text:p>
          </draw:text-box>
        </draw:frame>
        <draw:connector draw:style-name="gr5" draw:text-style-name="P3" draw:layer="layout" svg:x1="9.526cm" svg:y1="3.099cm" svg:x2="11.84cm" svg:y2="3.097cm" svg:d="M9526 3099h1157v-2h1157" svg:viewBox="0 0 2315 3">
          <text:p/>
        </draw:connector>
        <draw:frame draw:style-name="gr4" draw:text-style-name="P4" draw:layer="layout" svg:width="2.354cm" svg:height="0.962cm" svg:x="11.718cm" svg:y="2.589cm">
          <draw:text-box>
            <text:p>status </text:p>
          </draw:text-box>
        </draw:frame>
        <draw:connector draw:style-name="gr2" draw:text-style-name="P3" draw:layer="layout" svg:x1="9.526cm" svg:y1="2.599cm" svg:x2="11.84cm" svg:y2="2.597cm" svg:d="M9526 2599h906v-2h1408" svg:viewBox="0 0 2315 3">
          <text:p/>
        </draw:connector>
        <draw:frame draw:style-name="gr4" draw:text-style-name="P4" draw:layer="layout" svg:width="3.751cm" svg:height="0.962cm" svg:x="11.718cm" svg:y="2.089cm">
          <draw:text-box>
            <text:p>interrupt </text:p>
          </draw:text-box>
        </draw:frame>
        <draw:connector draw:style-name="gr5" draw:text-style-name="P3" draw:layer="layout" svg:x1="9.623cm" svg:y1="5.095cm" svg:x2="11.927cm" svg:y2="5.091cm" svg:d="M9623 5095h1152v-4h1152" svg:viewBox="0 0 2305 5">
          <text:p/>
        </draw:connector>
        <draw:connector draw:style-name="gr5" draw:text-style-name="P3" draw:layer="layout" svg:x1="9.613cm" svg:y1="6.6cm" svg:x2="11.927cm" svg:y2="6.598cm" svg:d="M9613 6600h1157v-2h1157" svg:viewBox="0 0 2315 3">
          <text:p/>
        </draw:connector>
        <draw:connector draw:style-name="gr5" draw:text-style-name="P3" draw:layer="layout" svg:x1="1.723cm" svg:y1="5.095cm" svg:x2="4.027cm" svg:y2="5.091cm" svg:d="M1723 5095h1152v-4h1152" svg:viewBox="0 0 2305 5">
          <text:p/>
        </draw:connector>
        <draw:connector draw:style-name="gr5" draw:text-style-name="P3" draw:layer="layout" svg:x1="1.713cm" svg:y1="6.6cm" svg:x2="4.027cm" svg:y2="6.598cm" svg:d="M1713 6600h1157v-2h1157" svg:viewBox="0 0 2315 3">
          <text:p/>
        </draw:connector>
        <draw:frame draw:style-name="gr8" draw:text-style-name="P4" draw:layer="layout" svg:width="2.195cm" svg:height="0.962cm" svg:x="11.867cm" svg:y="6.1cm">
          <draw:text-box>
            <text:p>OUT2</text:p>
          </draw:text-box>
        </draw:frame>
        <draw:frame draw:style-name="gr8" draw:text-style-name="P4" draw:layer="layout" svg:width="2.195cm" svg:height="0.962cm" svg:x="11.867cm" svg:y="4.6cm">
          <draw:text-box>
            <text:p>OUT1</text:p>
          </draw:text-box>
        </draw:frame>
        <draw:connector draw:style-name="gr9" draw:text-style-name="P3" draw:layer="layout" svg:x1="9.614cm" svg:y1="9.199cm" svg:x2="11.928cm" svg:y2="9.197cm" svg:d="M9614 9199h1157v-2h1157" svg:viewBox="0 0 2315 3">
          <text:p/>
        </draw:connector>
        <draw:frame draw:style-name="gr10" draw:text-style-name="P4" draw:layer="layout" svg:width="3.601cm" svg:height="0.962cm" svg:x="11.868cm" svg:y="8.7cm">
          <draw:text-box>
            <text:p>RS232_TX</text:p>
          </draw:text-box>
        </draw:frame>
        <draw:connector draw:style-name="gr2" draw:text-style-name="P3" draw:layer="layout" svg:x1="1.727cm" svg:y1="11cm" svg:x2="4.041cm" svg:y2="10.998cm" svg:d="M1727 11000h906v-2h1408" svg:viewBox="0 0 2315 3">
          <text:p/>
        </draw:connector>
        <draw:frame draw:style-name="gr4" draw:text-style-name="P4" draw:layer="layout" svg:width="2.16cm" svg:height="0.962cm" svg:x="-0.133cm" svg:y="10.489cm">
          <draw:text-box>
            <text:p>mu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4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5T00:08:06.263412001</meta:creation-date>
    <meta:generator>LibreOffice/6.0.7.3$Linux_X86_64 LibreOffice_project/00m0$Build-3</meta:generator>
    <dc:date>2019-08-28T03:38:06.084225001</dc:date>
    <meta:editing-duration>PT9M9S</meta:editing-duration>
    <meta:editing-cycles>2</meta:editing-cycles>
    <meta:document-statistic meta:object-count="26"/>
  </office:meta>
</office:document-meta>
</file>